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3.94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4.58cm"/>
      <style:paragraph-properties style:writing-mode="lr-tb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</style:style>
    <style:style style:name="gr4" style:family="graphic" style:parent-style-name="objectwithoutfill">
      <style:graphic-properties draw:marker-end="Arrowheads_20_4" draw:marker-end-width="0.3cm" draw:fill="none" draw:textarea-vertical-align="middl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 style:parent-style-name="objectwithoutfill">
      <style:graphic-properties draw:marker-end="Arrowheads_20_6" draw:marker-end-width="0.3cm" draw:fill="none" draw:textarea-vertical-align="middle"/>
    </style:style>
    <style:style style:name="gr7" style:family="graphic" style:parent-style-name="objectwithoutfill">
      <style:graphic-properties draw:marker-end="Arrowheads_20_7" draw:marker-end-width="0.3cm" draw:fill="none" draw:textarea-vertical-align="middle"/>
    </style:style>
    <style:style style:name="gr8" style:family="graphic" style:parent-style-name="objectwithoutfill">
      <style:graphic-properties draw:marker-end="Arrowheads_20_8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4.445cm" svg:height="2.54cm" svg:x="14.017cm" svg:y="3.222cm">
          <text:p text:style-name="P1">3) Climate scal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4.445cm" svg:height="2.54cm" svg:x="1.317cm" svg:y="3.222cm">
          <text:p text:style-name="P1">1) Dat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4.445cm" svg:height="2.54cm" svg:x="7.667cm" svg:y="3.222cm">
          <text:p text:style-name="P1">2) Collecting the model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4.445cm" svg:height="2.54cm" svg:x="7.667cm" svg:y="7.985cm">
          <text:p text:style-name="P1">4) Exploring the model spa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4.445cm" svg:height="2.54cm" svg:x="2.587cm" svg:y="12.747cm">
          <text:p text:style-name="P1">5) Analyzing residual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5" draw:id="id5" draw:layer="layout" svg:width="5.08cm" svg:height="2.54cm" svg:x="12.43cm" svg:y="12.747cm">
          <text:p text:style-name="P1">6) Extrapolating ensemble predictio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4.445cm" svg:height="2.54cm" svg:x="2.587cm" svg:y="16.24cm">
          <text:p text:style-name="P1">7) Comparing model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lines" svg:x1="3.539cm" svg:y1="5.762cm" svg:x2="7.667cm" svg:y2="9.255cm" draw:start-shape="id1" draw:start-glue-point="2" draw:end-shape="id2" draw:end-glue-point="3" svg:d="M3539 5762v501l3626 2992h502" svg:viewBox="0 0 4129 3494">
          <text:p/>
        </draw:connector>
        <draw:connector draw:style-name="gr4" draw:text-style-name="P2" draw:layer="layout" draw:type="lines" svg:x1="16.239cm" svg:y1="5.762cm" svg:x2="12.112cm" svg:y2="9.255cm" draw:start-shape="id3" draw:start-glue-point="2" draw:end-shape="id2" draw:end-glue-point="1" svg:d="M16239 5762v501l-3627 2992h-500" svg:viewBox="0 0 4128 3494">
          <text:p/>
        </draw:connector>
        <draw:connector draw:style-name="gr5" draw:text-style-name="P2" draw:layer="layout" draw:type="lines" svg:x1="9.889cm" svg:y1="10.525cm" svg:x2="4.809cm" svg:y2="12.747cm" draw:start-shape="id2" draw:start-glue-point="2" draw:end-shape="id4" draw:end-glue-point="0" svg:d="M9889 10525v501l-5080 1220v501" svg:viewBox="0 0 5081 2223">
          <text:p/>
        </draw:connector>
        <draw:connector draw:style-name="gr6" draw:text-style-name="P2" draw:layer="layout" draw:type="lines" svg:x1="9.889cm" svg:y1="10.525cm" svg:x2="14.97cm" svg:y2="12.747cm" draw:start-shape="id2" draw:start-glue-point="2" draw:end-shape="id5" draw:end-glue-point="0" svg:d="M9889 10525v501l5081 1220v501" svg:viewBox="0 0 5082 2223">
          <text:p/>
        </draw:connector>
        <draw:connector draw:style-name="gr7" draw:text-style-name="P2" draw:layer="layout" draw:type="line" svg:x1="9.889cm" svg:y1="5.762cm" svg:x2="9.889cm" svg:y2="7.985cm" draw:start-shape="id6" draw:start-glue-point="2" draw:end-shape="id2" draw:end-glue-point="0" svg:d="M9889 5762v2223" svg:viewBox="0 0 1 2224">
          <text:p/>
        </draw:connector>
        <draw:connector draw:style-name="gr8" draw:text-style-name="P2" draw:layer="layout" draw:type="line" svg:x1="4.809cm" svg:y1="15.287cm" svg:x2="4.809cm" svg:y2="16.24cm" draw:start-shape="id4" draw:start-glue-point="2" draw:end-shape="id7" draw:end-glue-point="0" svg:d="M4809 15287v953" svg:viewBox="0 0 1 95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Lorenzo Menichetti</meta:initial-creator>
    <meta:creation-date>2022-12-14T10:10:50.855653193</meta:creation-date>
    <dc:date>2022-12-14T10:16:27.150715690</dc:date>
    <dc:creator>Lorenzo Menichetti</dc:creator>
    <meta:editing-duration>PT5M37S</meta:editing-duration>
    <meta:editing-cycles>1</meta:editing-cycles>
    <meta:document-statistic meta:object-count="13"/>
    <meta:generator>LibreOffice/7.3.7.2$Linux_X86_64 LibreOffice_project/30$Build-2</meta:generator>
  </office:meta>
</office:document-meta>
</file>